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91cm" style:rel-column-width="3283*"/>
    </style:style>
    <style:style style:name="Tableau1.B" style:family="table-column">
      <style:table-column-properties style:column-width="3.704cm" style:rel-column-width="2100*"/>
    </style:style>
    <style:style style:name="Tableau1.C" style:family="table-column">
      <style:table-column-properties style:column-width="3.616cm" style:rel-column-width="2050*"/>
    </style:style>
    <style:style style:name="Tableau1.D" style:family="table-column">
      <style:table-column-properties style:column-width="3.889cm" style:rel-column-width="220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18pt" fo:font-weight="bold" officeooo:rsid="00184590" officeooo:paragraph-rsid="0018459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2pt" officeooo:rsid="00184590" officeooo:paragraph-rsid="0018459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officeooo:rsid="00184590" officeooo:paragraph-rsid="0029736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officeooo:rsid="001beb72" officeooo:paragraph-rsid="001beb7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officeooo:rsid="001fbb5c" officeooo:paragraph-rsid="001fbb5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officeooo:rsid="0026def2" officeooo:paragraph-rsid="0026def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84590" officeooo:paragraph-rsid="0018459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fo:font-weight="bold" officeooo:rsid="00184590" officeooo:paragraph-rsid="002973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rsid="001a304a" officeooo:paragraph-rsid="001a304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rsid="001eaae2" officeooo:paragraph-rsid="001eaae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0pt" officeooo:rsid="002dbc0d" officeooo:paragraph-rsid="002dbc0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ndale Mono" fo:font-size="10pt" officeooo:rsid="00184590" officeooo:paragraph-rsid="00184590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ndale Mono" fo:font-size="10pt" officeooo:rsid="00184590" officeooo:paragraph-rsid="0029736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ndale Mono" fo:font-size="10pt" officeooo:rsid="001b2f0c" officeooo:paragraph-rsid="001b2f0c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0pt" officeooo:rsid="001fbb5c" officeooo:paragraph-rsid="001fbb5c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0pt" officeooo:rsid="00297366" officeooo:paragraph-rsid="002b7fb0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0pt" officeooo:rsid="002b7fb0" officeooo:paragraph-rsid="002b7fb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ndale Mono" fo:font-size="10pt" fo:font-weight="bold" officeooo:rsid="002f92e1" officeooo:paragraph-rsid="002f92e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ndale Mono" fo:font-size="10pt" fo:font-weight="normal" officeooo:rsid="002f92e1" officeooo:paragraph-rsid="002f92e1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ndale Mono" fo:font-size="10pt" fo:font-weight="normal" officeooo:rsid="003160e7" officeooo:paragraph-rsid="003160e7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ndale Mono" fo:font-size="10pt" fo:font-weight="normal" officeooo:rsid="00343133" officeooo:paragraph-rsid="0034313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ndale Mono" fo:font-size="10pt" fo:font-weight="normal" officeooo:rsid="003468ed" officeooo:paragraph-rsid="003468e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ndale Mono" fo:font-size="10pt" fo:font-weight="normal" officeooo:rsid="00364970" officeooo:paragraph-rsid="00364970" style:font-size-asian="10pt" style:font-weight-asian="normal" style:font-size-complex="10pt" style:font-weight-complex="normal"/>
    </style:style>
    <style:style style:name="T1" style:family="text">
      <style:text-properties officeooo:rsid="001da0db"/>
    </style:style>
    <style:style style:name="T2" style:family="text">
      <style:text-properties officeooo:rsid="00297366"/>
    </style:style>
    <style:style style:name="T3" style:family="text">
      <style:text-properties officeooo:rsid="002b7fb0"/>
    </style:style>
    <style:style style:name="T4" style:family="text">
      <style:text-properties officeooo:rsid="003522f3"/>
    </style:style>
    <style:style style:name="T5" style:family="text">
      <style:text-properties officeooo:rsid="0038e4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te-Rendu TP n°2</text:p>
      <text:p text:style-name="P3"/>
      <text:p text:style-name="P3"/>
      <text:p text:style-name="P9">Exo 1 :</text:p>
      <text:p text:style-name="P4">1.1)</text:p>
      <text:p text:style-name="P16"><text:span text:style-name="T2">S</text:span>]</text:p>
      <text:p text:style-name="P14"><text:tab/>GET / HTTP/1.1</text:p>
      <text:p text:style-name="P14"><text:tab/>Host: localhost:808<text:span text:style-name="T1">0</text:span></text:p>
      <text:p text:style-name="P14"><text:tab/>User-Agent: Mozilla/5.0 (X11; Ubuntu; Linux x86_64; rv:48.0) <text:tab/>Gecko/20100101 Firefox/48.0</text:p>
      <text:p text:style-name="P14"><text:tab/>Accept: text/html,application/xhtml+xml,application/xml;q=0.9,*/*;q=0.8</text:p>
      <text:p text:style-name="P14"><text:tab/>Accept-Language: en-US,en;q=0.5</text:p>
      <text:p text:style-name="P14"><text:tab/>Accept-Encoding: gzip, deflate</text:p>
      <text:p text:style-name="P14"><text:tab/>Connection: keep-alive</text:p>
      <text:p text:style-name="P14"><text:tab/>Upgrade-Insecure-Requests: 1</text:p>
      <text:p text:style-name="P14"/>
      <text:p text:style-name="P11">Cela correspond à la requête effectuée par le navigateur auprès de notre « serveur ».</text:p>
      <text:p text:style-name="P12">Ici, le navigateur n’affiche pas l’image stockée sur le serveur local (pipe.png) et le serveur se ferme, après envoi de la réponse.</text:p>
      <text:p text:style-name="P14"/>
      <text:p text:style-name="P14"/>
      <text:p text:style-name="P6">1.2)</text:p>
      <text:p text:style-name="P17"><text:span text:style-name="T2">S</text:span>]</text:p>
      <text:p text:style-name="P17"><text:tab/>GET / HTTP/1.1</text:p>
      <text:p text:style-name="P17"><text:tab/>Host: localhost:8087</text:p>
      <text:p text:style-name="P17"><text:tab/>User-Agent: Mozilla/5.0 (X11; Ubuntu; Linux x86_64; rv:48.0) <text:tab/>Gecko/20100101 Firefox/48.0</text:p>
      <text:p text:style-name="P17"><text:tab/>Accept: text/html,application/xhtml+xml,application/xml;q=0.9,*/*;q=0.8</text:p>
      <text:p text:style-name="P17"><text:tab/>Accept-Language: en-US,en;q=0.5</text:p>
      <text:p text:style-name="P17"><text:tab/>Accept-Encoding: gzip, deflate</text:p>
      <text:p text:style-name="P17"><text:tab/>Connection: keep-alive</text:p>
      <text:p text:style-name="P17"><text:tab/>Upgrade-Insecure-Requests: 1</text:p>
      <text:p text:style-name="P17"/>
      <text:p text:style-name="P17"><text:tab/>GET /pipe.jpg HTTP/1.1</text:p>
      <text:p text:style-name="P17"><text:tab/>Host: localhost:8087</text:p>
      <text:p text:style-name="P17"><text:tab/>User-Agent: Mozilla/5.0 (X11; Ubuntu; Linux x86_64; rv:48.0) <text:tab/>Gecko/20100101 Firefox/48.0</text:p>
      <text:p text:style-name="P17"><text:tab/>Accept: */*</text:p>
      <text:p text:style-name="P17"><text:tab/>Accept-Language: en-US,en;q=0.5</text:p>
      <text:p text:style-name="P17"><text:tab/>Accept-Encoding: gzip, deflate</text:p>
      <text:p text:style-name="P17"><text:tab/>Referer: http://localhost:8087/</text:p>
      <text:p text:style-name="P17"><text:tab/>Connection: keep-alive</text:p>
      <text:p text:style-name="P17"/>
      <text:p text:style-name="P7">Ici, le navigateur reste en connexion avec le serveur (d’où l’état de l’icône dans la barre de titre), et l’image pipe.png s’affiche correctement (car la ressource est obtenue à travers la 2ème requête).</text:p>
      <text:p text:style-name="P7"/>
      <text:p text:style-name="P8">1.X) cf fichiers correspondant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Exo 1 :</text:p>
      <text:p text:style-name="P5"><text:span text:style-name="T2">2</text:span>.1)</text:p>
      <text:p text:style-name="P15"><text:span text:style-name="T2">E]</text:span> <text:span text:style-name="T2">file –mime-type res*</text:span></text:p>
      <text:p text:style-name="P18">S] <text:span text:style-name="T3">res1: image/jpeg</text:span></text:p>
      <text:p text:style-name="P19"><text:s text:c="3"/>res2: text/html</text:p>
      <text:p text:style-name="P19"><text:s text:c="3"/>res3: text/html</text:p>
      <text:p text:style-name="P19"/>
      <text:p text:style-name="P13">2.2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Type \ Ressource</text:p>
          </table:table-cell>
          <table:table-cell table:style-name="Tableau1.A1" office:value-type="string">
            <text:p text:style-name="P20">res1</text:p>
          </table:table-cell>
          <table:table-cell table:style-name="Tableau1.A1" office:value-type="string">
            <text:p text:style-name="P20">res2</text:p>
          </table:table-cell>
          <table:table-cell table:style-name="Tableau1.D1" office:value-type="string">
            <text:p text:style-name="P20">res3</text:p>
          </table:table-cell>
        </table:table-row>
        <table:table-row>
          <table:table-cell table:style-name="Tableau1.A2" office:value-type="string">
            <text:p text:style-name="P22">Type réel</text:p>
          </table:table-cell>
          <table:table-cell table:style-name="Tableau1.A2" office:value-type="string">
            <text:p text:style-name="P23">Cf. Image/jpeg</text:p>
          </table:table-cell>
          <table:table-cell table:style-name="Tableau1.A2" office:value-type="string">
            <text:p text:style-name="P23">Cf. text/html</text:p>
          </table:table-cell>
          <table:table-cell table:style-name="Tableau1.D2" office:value-type="string">
            <text:p text:style-name="P23">Cf. text/html</text:p>
          </table:table-cell>
        </table:table-row>
        <table:table-row>
          <table:table-cell table:style-name="Tableau1.A2" office:value-type="string">
            <text:p text:style-name="P22">Image/jpeg</text:p>
          </table:table-cell>
          <table:table-cell table:style-name="Tableau1.A2" office:value-type="string">
            <text:p text:style-name="P24">Affichage de l’image</text:p>
          </table:table-cell>
          <table:table-cell table:style-name="Tableau1.A2" office:value-type="string">
            <text:p text:style-name="P21"/>
          </table:table-cell>
          <table:table-cell table:style-name="Tableau1.D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2">text/html; charset=utf-8</text:p>
          </table:table-cell>
          <table:table-cell table:style-name="Tableau1.A2" office:value-type="string">
            <text:p text:style-name="P25"><text:span text:style-name="T4">Non interprétation de</text:span> l’im<text:span text:style-name="T4">a</text:span>ge</text:p>
            <text:p text:style-name="P26">(Texte d’octets, <text:span text:style-name="T5">avec caractères inconnus</text:span>)</text:p>
          </table:table-cell>
          <table:table-cell table:style-name="Tableau1.A2" office:value-type="string">
            <text:p text:style-name="P21"/>
          </table:table-cell>
          <table:table-cell table:style-name="Tableau1.D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2">text/html; charset=iso-8859-1</text:p>
          </table:table-cell>
          <table:table-cell table:style-name="Tableau1.A2" office:value-type="string">
            <text:p text:style-name="P25"><text:span text:style-name="T4">Non interprétation de</text:span> l’im<text:span text:style-name="T4">a</text:span>ge</text:p>
            <text:p text:style-name="P26">(Texte d’octets, <text:span text:style-name="T5">sans caractères inconnus</text:span>)</text:p>
          </table:table-cell>
          <table:table-cell table:style-name="Tableau1.A2" office:value-type="string">
            <text:p text:style-name="P21"/>
          </table:table-cell>
          <table:table-cell table:style-name="Tableau1.D2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05:30.916399657</meta:creation-date>
    <meta:generator>LibreOffice/5.1.4.2$Linux_X86_64 LibreOffice_project/10m0$Build-2</meta:generator>
    <dc:date>2016-09-21T15:30:14.277113007</dc:date>
    <meta:editing-duration>PT1H24M29S</meta:editing-duration>
    <meta:editing-cycles>30</meta:editing-cycles>
    <meta:document-statistic meta:table-count="1" meta:image-count="0" meta:object-count="0" meta:page-count="2" meta:paragraph-count="57" meta:word-count="215" meta:character-count="1774" meta:non-whitespace-character-count="1583"/>
  </office:meta>
</office:document-meta>
</file>